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86cm" table:align="left"/>
    </style:style>
    <style:style style:name="Tabla1.A" style:family="table-column">
      <style:table-column-properties style:column-width="4.904cm"/>
    </style:style>
    <style:style style:name="Tabla1.B" style:family="table-column">
      <style:table-column-properties style:column-width="5.803cm"/>
    </style:style>
    <style:style style:name="Tabla1.C" style:family="table-column">
      <style:table-column-properties style:column-width="6.879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5.998cm" table:align="left"/>
    </style:style>
    <style:style style:name="Tabla3.A" style:family="table-column">
      <style:table-column-properties style:column-width="4.392cm"/>
    </style:style>
    <style:style style:name="Tabla3.B" style:family="table-column">
      <style:table-column-properties style:column-width="3.104cm"/>
    </style:style>
    <style:style style:name="Tabla3.C" style:family="table-column">
      <style:table-column-properties style:column-width="3.057cm"/>
    </style:style>
    <style:style style:name="Tabla3.D" style:family="table-column">
      <style:table-column-properties style:column-width="2.746cm"/>
    </style:style>
    <style:style style:name="Tabla3.E" style:family="table-column">
      <style:table-column-properties style:column-width="2.69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6" style:family="table-row">
      <style:table-row-properties style:min-row-height="0.185cm"/>
    </style:style>
    <style:style style:name="P1" style:family="paragraph" style:parent-style-name="Standard">
      <style:text-properties officeooo:rsid="00012fc2" officeooo:paragraph-rsid="00012fc2"/>
    </style:style>
    <style:style style:name="P2" style:family="paragraph" style:parent-style-name="Standard">
      <style:text-properties officeooo:rsid="0001daca" officeooo:paragraph-rsid="0001daca"/>
    </style:style>
    <style:style style:name="P3" style:family="paragraph" style:parent-style-name="Standard">
      <style:text-properties officeooo:paragraph-rsid="0001daca"/>
    </style:style>
    <style:style style:name="P4" style:family="paragraph" style:parent-style-name="Standard">
      <style:text-properties officeooo:rsid="00022e69" officeooo:paragraph-rsid="00022e69"/>
    </style:style>
    <style:style style:name="P5" style:family="paragraph" style:parent-style-name="Standard">
      <style:text-properties officeooo:rsid="00041153" officeooo:paragraph-rsid="00041153"/>
    </style:style>
    <style:style style:name="P6" style:family="paragraph" style:parent-style-name="Standard">
      <style:text-properties officeooo:rsid="0005aabc" officeooo:paragraph-rsid="0005aabc"/>
    </style:style>
    <style:style style:name="P7" style:family="paragraph" style:parent-style-name="Standard">
      <style:text-properties officeooo:rsid="0006d20e" officeooo:paragraph-rsid="0006d20e"/>
    </style:style>
    <style:style style:name="P8" style:family="paragraph" style:parent-style-name="Standard">
      <style:text-properties officeooo:rsid="00085afa" officeooo:paragraph-rsid="00085afa"/>
    </style:style>
    <style:style style:name="P9" style:family="paragraph" style:parent-style-name="Standard">
      <style:text-properties officeooo:rsid="0008e828" officeooo:paragraph-rsid="0008e828"/>
    </style:style>
    <style:style style:name="P10" style:family="paragraph" style:parent-style-name="Standard">
      <style:text-properties style:text-underline-style="none" fo:font-weight="normal" officeooo:rsid="000a562f" officeooo:paragraph-rsid="000a562f" style:font-weight-asian="normal" style:font-weight-complex="normal"/>
    </style:style>
    <style:style style:name="P11" style:family="paragraph" style:parent-style-name="Standard">
      <style:text-properties style:text-underline-style="none" fo:font-weight="normal" officeooo:rsid="000cf0f7" officeooo:paragraph-rsid="000cf0f7" style:font-weight-asian="normal" style:font-weight-complex="normal"/>
    </style:style>
    <style:style style:name="P12" style:family="paragraph" style:parent-style-name="Standard">
      <style:text-properties style:text-underline-style="none" fo:font-weight="normal" officeooo:rsid="000e7816" officeooo:paragraph-rsid="000e7816" style:font-weight-asian="normal" style:font-weight-complex="normal"/>
    </style:style>
    <style:style style:name="P13" style:family="paragraph" style:parent-style-name="Standard">
      <style:text-properties style:text-underline-style="none" fo:font-weight="normal" officeooo:rsid="000f64c0" officeooo:paragraph-rsid="000f64c0" style:font-weight-asian="normal" style:font-weight-complex="normal"/>
    </style:style>
    <style:style style:name="P14" style:family="paragraph" style:parent-style-name="Standard">
      <style:text-properties style:text-underline-style="none" fo:font-weight="normal" officeooo:rsid="0010b5b6" officeooo:paragraph-rsid="0010b5b6" style:font-weight-asian="normal" style:font-weight-complex="normal"/>
    </style:style>
    <style:style style:name="P15" style:family="paragraph" style:parent-style-name="Standard">
      <style:text-properties officeooo:paragraph-rsid="0012e669"/>
    </style:style>
    <style:style style:name="P16" style:family="paragraph" style:parent-style-name="Standard">
      <style:text-properties officeooo:rsid="00135ce1" officeooo:paragraph-rsid="00135ce1"/>
    </style:style>
    <style:style style:name="P17" style:family="paragraph" style:parent-style-name="Table_20_Contents">
      <style:text-properties officeooo:rsid="00085afa" officeooo:paragraph-rsid="00085afa"/>
    </style:style>
    <style:style style:name="P18" style:family="paragraph" style:parent-style-name="Table_20_Contents">
      <style:text-properties officeooo:rsid="0008819d" officeooo:paragraph-rsid="0008819d"/>
    </style:style>
    <style:style style:name="P19" style:family="paragraph" style:parent-style-name="Table_20_Contents">
      <style:text-properties officeooo:rsid="0008e828" officeooo:paragraph-rsid="0008e828"/>
    </style:style>
    <style:style style:name="P20" style:family="paragraph" style:parent-style-name="Table_20_Contents">
      <style:text-properties officeooo:rsid="000cf0f7" officeooo:paragraph-rsid="000cf0f7"/>
    </style:style>
    <style:style style:name="P21" style:family="paragraph" style:parent-style-name="Table_20_Contents">
      <style:text-properties officeooo:rsid="000db184" officeooo:paragraph-rsid="000db184"/>
    </style:style>
    <style:style style:name="P22" style:family="paragraph" style:parent-style-name="Table_20_Contents">
      <style:text-properties officeooo:rsid="000e7816" officeooo:paragraph-rsid="000db184"/>
    </style:style>
    <style:style style:name="P23" style:family="paragraph" style:parent-style-name="Table_20_Contents">
      <style:text-properties officeooo:rsid="000f64c0" officeooo:paragraph-rsid="000cf0f7"/>
    </style:style>
    <style:style style:name="P24" style:family="paragraph" style:parent-style-name="Table_20_Contents">
      <style:text-properties officeooo:rsid="0011f035" officeooo:paragraph-rsid="0011f035"/>
    </style:style>
    <style:style style:name="P25" style:family="paragraph" style:parent-style-name="Table_20_Contents">
      <style:text-properties officeooo:rsid="0012e669" officeooo:paragraph-rsid="0012e669"/>
    </style:style>
    <style:style style:name="P26" style:family="paragraph" style:parent-style-name="Table_20_Contents">
      <style:text-properties officeooo:paragraph-rsid="0012e669"/>
    </style:style>
    <style:style style:name="P27" style:family="paragraph" style:parent-style-name="Standard" style:list-style-name="L1">
      <style:text-properties style:text-line-through-style="none" style:text-line-through-type="none" officeooo:rsid="00012fc2" officeooo:paragraph-rsid="00012fc2"/>
    </style:style>
    <style:style style:name="P28" style:family="paragraph" style:parent-style-name="Standard" style:list-style-name="L1">
      <style:text-properties style:text-line-through-style="none" style:text-line-through-type="none" officeooo:rsid="0001daca" officeooo:paragraph-rsid="0001daca"/>
    </style:style>
    <style:style style:name="P29" style:family="paragraph" style:parent-style-name="Standard">
      <style:text-properties style:text-line-through-style="none" style:text-line-through-type="none" officeooo:rsid="0001daca" officeooo:paragraph-rsid="0001daca"/>
    </style:style>
    <style:style style:name="P30" style:family="paragraph" style:parent-style-name="Standard">
      <style:text-properties style:text-line-through-style="none" style:text-line-through-type="none" officeooo:rsid="00041153" officeooo:paragraph-rsid="00041153"/>
    </style:style>
    <style:style style:name="P31" style:family="paragraph" style:parent-style-name="Standard">
      <style:text-properties style:text-line-through-style="none" style:text-line-through-type="none" fo:font-weight="normal" officeooo:rsid="0006d20e" officeooo:paragraph-rsid="0006d20e" style:font-weight-asian="normal" style:font-weight-complex="normal"/>
    </style:style>
    <style:style style:name="P32" style:family="paragraph" style:parent-style-name="Standard">
      <style:text-properties style:text-line-through-style="none" style:text-line-through-type="none" fo:font-weight="normal" officeooo:rsid="00085afa" officeooo:paragraph-rsid="00085afa" style:font-weight-asian="normal" style:font-weight-complex="normal"/>
    </style:style>
    <style:style style:name="P33" style:family="paragraph" style:parent-style-name="Standard">
      <style:text-properties style:text-line-through-style="none" style:text-line-through-type="none" fo:font-weight="normal" officeooo:rsid="000a562f" officeooo:paragraph-rsid="0008e828" style:font-weight-asian="normal" style:font-weight-complex="normal"/>
    </style:style>
    <style:style style:name="P34" style:family="paragraph" style:parent-style-name="Standard">
      <style:text-properties style:text-line-through-style="none" style:text-line-through-type="none" style:text-underline-style="solid" style:text-underline-width="auto" style:text-underline-color="font-color" fo:font-weight="bold" officeooo:rsid="000a562f" officeooo:paragraph-rsid="000a562f" style:font-weight-asian="bold" style:font-weight-complex="bold"/>
    </style:style>
    <style:style style:name="P35" style:family="paragraph" style:parent-style-name="Standard">
      <style:text-properties style:text-line-through-style="none" style:text-line-through-type="none" style:text-underline-style="none" fo:font-weight="normal" officeooo:rsid="000a562f" officeooo:paragraph-rsid="000a562f" style:font-weight-asian="normal" style:font-weight-complex="normal"/>
    </style:style>
    <style:style style:name="P36" style:family="paragraph" style:parent-style-name="Standard">
      <style:text-properties style:text-line-through-style="none" style:text-line-through-type="none" style:text-underline-style="none" fo:font-weight="normal" officeooo:rsid="000af5f2" officeooo:paragraph-rsid="000a562f" style:font-weight-asian="normal" style:font-weight-complex="normal"/>
    </style:style>
    <style:style style:name="P37" style:family="paragraph" style:parent-style-name="Standard">
      <style:text-properties style:text-line-through-style="none" style:text-line-through-type="none" style:text-underline-style="none" fo:font-weight="normal" officeooo:rsid="000b8b12" officeooo:paragraph-rsid="000a562f" style:font-weight-asian="normal" style:font-weight-complex="normal"/>
    </style:style>
    <style:style style:name="P38" style:family="paragraph" style:parent-style-name="Standard">
      <style:text-properties style:text-line-through-style="none" style:text-line-through-type="none" style:text-underline-style="none" fo:font-weight="normal" officeooo:rsid="000bc3ed" officeooo:paragraph-rsid="000a562f" style:font-weight-asian="normal" style:font-weight-complex="normal"/>
    </style:style>
    <style:style style:name="P39" style:family="paragraph" style:parent-style-name="Standard">
      <style:text-properties style:text-line-through-style="none" style:text-line-through-type="none" style:text-underline-style="none" fo:font-weight="normal" officeooo:rsid="000f64c0" officeooo:paragraph-rsid="000f64c0" style:font-weight-asian="normal" style:font-weight-complex="normal"/>
    </style:style>
    <style:style style:name="P40" style:family="paragraph" style:parent-style-name="Standard">
      <style:text-properties style:text-line-through-style="none" style:text-line-through-type="none" style:text-underline-style="none" fo:font-weight="normal" officeooo:rsid="0011f035" officeooo:paragraph-rsid="0011f035" style:font-weight-asian="normal" style:font-weight-complex="normal"/>
    </style:style>
    <style:style style:name="P41" style:family="paragraph" style:parent-style-name="Standard">
      <style:text-properties style:text-line-through-style="none" style:text-line-through-type="none" style:text-underline-style="none" fo:font-weight="normal" officeooo:rsid="0011f035" officeooo:paragraph-rsid="0012e669" style:font-weight-asian="normal" style:font-weight-complex="normal"/>
    </style:style>
    <style:style style:name="P42" style:family="paragraph" style:parent-style-name="Standard">
      <style:text-properties style:text-line-through-style="none" style:text-line-through-type="none" style:text-underline-style="none" fo:font-weight="normal" officeooo:rsid="0012e669" officeooo:paragraph-rsid="0012e669" style:font-weight-asian="normal" style:font-weight-complex="normal"/>
    </style:style>
    <style:style style:name="P43" style:family="paragraph" style:parent-style-name="Standard">
      <style:text-properties style:text-line-through-style="none" style:text-line-through-type="none" style:text-underline-style="none" fo:font-weight="normal" officeooo:rsid="0012f19c" officeooo:paragraph-rsid="0012f19c" style:font-weight-asian="normal" style:font-weight-complex="normal"/>
    </style:style>
    <style:style style:name="P44" style:family="paragraph" style:parent-style-name="Standard">
      <style:text-properties style:text-line-through-style="none" style:text-line-through-type="none" style:text-underline-style="none" fo:font-weight="normal" officeooo:rsid="00135ce1" officeooo:paragraph-rsid="00135ce1" style:font-weight-asian="normal" style:font-weight-complex="normal"/>
    </style:style>
    <style:style style:name="P45" style:family="paragraph" style:parent-style-name="Standard">
      <style:text-properties style:text-line-through-style="none" style:text-line-through-type="none" style:text-underline-style="none" fo:font-weight="normal" officeooo:rsid="0014bb79" officeooo:paragraph-rsid="0014bb79" style:font-weight-asian="normal" style:font-weight-complex="normal"/>
    </style:style>
    <style:style style:name="P46" style:family="paragraph" style:parent-style-name="Standard" style:list-style-name="L1">
      <style:text-properties officeooo:rsid="00012fc2" officeooo:paragraph-rsid="00012fc2"/>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5abf7"/>
    </style:style>
    <style:style style:name="T3" style:family="text">
      <style:text-properties style:text-line-through-style="none" style:text-line-through-type="none"/>
    </style:style>
    <style:style style:name="T4" style:family="text">
      <style:text-properties style:text-line-through-style="none" style:text-line-through-type="none" officeooo:rsid="0001daca"/>
    </style:style>
    <style:style style:name="T5" style:family="text">
      <style:text-properties style:text-line-through-style="none" style:text-line-through-type="none" fo:font-weight="bold" style:font-weight-asian="bold" style:font-weight-complex="bold"/>
    </style:style>
    <style:style style:name="T6" style:family="text">
      <style:text-properties style:text-line-through-style="none" style:text-line-through-type="none" fo:font-weight="bold" officeooo:rsid="0001daca" style:font-weight-asian="bold" style:font-weight-complex="bold"/>
    </style:style>
    <style:style style:name="T7" style:family="text">
      <style:text-properties style:text-line-through-style="none" style:text-line-through-type="none" fo:font-weight="bold" officeooo:rsid="00022e69" style:font-weight-asian="bold" style:font-weight-complex="bold"/>
    </style:style>
    <style:style style:name="T8" style:family="text">
      <style:text-properties style:text-line-through-style="none" style:text-line-through-type="none" fo:font-weight="bold" officeooo:rsid="000b8b12" style:font-weight-asian="bold" style:font-weight-complex="bold"/>
    </style:style>
    <style:style style:name="T9" style:family="text">
      <style:text-properties style:text-line-through-style="none" style:text-line-through-type="none" fo:font-weight="bold" officeooo:rsid="000bc3ed" style:font-weight-asian="bold" style:font-weight-complex="bold"/>
    </style:style>
    <style:style style:name="T10" style:family="text">
      <style:text-properties style:text-line-through-style="none" style:text-line-through-type="none" officeooo:rsid="00022e69"/>
    </style:style>
    <style:style style:name="T11" style:family="text">
      <style:text-properties style:text-line-through-style="none" style:text-line-through-type="none" officeooo:rsid="00041153"/>
    </style:style>
    <style:style style:name="T12" style:family="text">
      <style:text-properties style:text-line-through-style="none" style:text-line-through-type="none" fo:font-weight="normal" style:font-weight-asian="normal" style:font-weight-complex="normal"/>
    </style:style>
    <style:style style:name="T13" style:family="text">
      <style:text-properties style:text-line-through-style="none" style:text-line-through-type="none" fo:font-weight="normal" officeooo:rsid="0006d20e" style:font-weight-asian="normal" style:font-weight-complex="normal"/>
    </style:style>
    <style:style style:name="T14" style:family="text">
      <style:text-properties style:text-line-through-style="none" style:text-line-through-type="none" fo:font-weight="normal" officeooo:rsid="00085afa" style:font-weight-asian="normal" style:font-weight-complex="normal"/>
    </style:style>
    <style:style style:name="T15" style:family="text">
      <style:text-properties style:text-line-through-style="none" style:text-line-through-type="none" fo:font-weight="normal" officeooo:rsid="000a562f" style:font-weight-asian="normal" style:font-weight-complex="normal"/>
    </style:style>
    <style:style style:name="T16" style:family="text">
      <style:text-properties style:text-line-through-style="none" style:text-line-through-type="none" officeooo:rsid="0006d20e"/>
    </style:style>
    <style:style style:name="T17" style:family="text">
      <style:text-properties style:text-line-through-style="none" style:text-line-through-type="none" officeooo:rsid="000af5f2"/>
    </style:style>
    <style:style style:name="T18" style:family="text">
      <style:text-properties style:text-line-through-style="none" style:text-line-through-type="none" officeooo:rsid="000b8b12"/>
    </style:style>
    <style:style style:name="T19" style:family="text">
      <style:text-properties style:text-line-through-style="none" style:text-line-through-type="none" officeooo:rsid="000bc3ed"/>
    </style:style>
    <style:style style:name="T20" style:family="text">
      <style:text-properties style:text-line-through-style="none" style:text-line-through-type="none" officeooo:rsid="000cf0f7"/>
    </style:style>
    <style:style style:name="T21" style:family="text">
      <style:text-properties style:text-line-through-style="none" style:text-line-through-type="none" officeooo:rsid="000e7816"/>
    </style:style>
    <style:style style:name="T22" style:family="text">
      <style:text-properties style:text-line-through-style="none" style:text-line-through-type="none" officeooo:rsid="000fcf8f"/>
    </style:style>
    <style:style style:name="T23" style:family="text">
      <style:text-properties style:text-line-through-style="none" style:text-line-through-type="none" officeooo:rsid="0010b5b6"/>
    </style:style>
    <style:style style:name="T24" style:family="text">
      <style:text-properties style:text-line-through-style="none" style:text-line-through-type="none" officeooo:rsid="0011f035"/>
    </style:style>
    <style:style style:name="T25" style:family="text">
      <style:text-properties style:text-line-through-style="none" style:text-line-through-type="none" style:text-underline-style="none" fo:font-weight="normal" style:font-weight-asian="normal" style:font-weight-complex="normal"/>
    </style:style>
    <style:style style:name="T26" style:family="text">
      <style:text-properties style:text-line-through-style="none" style:text-line-through-type="none" style:text-underline-style="none" fo:font-weight="normal" officeooo:rsid="0012e669" style:font-weight-asian="normal" style:font-weight-complex="normal"/>
    </style:style>
    <style:style style:name="T27" style:family="text">
      <style:text-properties style:text-line-through-style="none" style:text-line-through-type="none" style:text-underline-style="none" fo:font-weight="normal" officeooo:rsid="0012f19c" style:font-weight-asian="normal" style:font-weight-complex="normal"/>
    </style:style>
    <style:style style:name="T28" style:family="text">
      <style:text-properties style:text-line-through-style="none" style:text-line-through-type="none" style:text-underline-style="none" fo:font-weight="bold" style:font-weight-asian="bold" style:font-weight-complex="bold"/>
    </style:style>
    <style:style style:name="T29" style:family="text">
      <style:text-properties style:text-line-through-style="none" style:text-line-through-type="none" officeooo:rsid="000f64c0"/>
    </style:style>
    <style:style style:name="T30" style:family="text">
      <style:text-properties officeooo:rsid="0008819d"/>
    </style:style>
    <style:style style:name="T31" style:family="text">
      <style:text-properties officeooo:rsid="000e7816"/>
    </style:style>
    <style:style style:name="T32" style:family="text">
      <style:text-properties officeooo:rsid="0015abf7"/>
    </style:style>
    <style:style style:name="T33" style:family="text">
      <style:text-properties fo:font-weight="bold" style:font-weight-asian="bold" style:font-weight-complex="bold"/>
    </style:style>
    <style:style style:name="T34" style:family="text">
      <style:text-properties fo:font-weight="bold" officeooo:rsid="0015abf7"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goal of the book is to teach us to think like a computer scientist.</text:p>
      <text:p text:style-name="P1">2)The most important skill of a computer scientist is problem solving.</text:p>
      <text:p text:style-name="P1">3)The differences between high-level languages and low-level languages are:</text:p>
      <text:list xml:id="list918925866" text:style-name="L1">
        <text:list-item>
          <text:p text:style-name="P27">It is much easier to program in a high-level languages</text:p>
        </text:list-item>
        <text:list-item>
          <text:p text:style-name="P46"><text:span text:style-name="T3">Programs written in a high-level language take less time t</text:span><text:span text:style-name="T10">o</text:span><text:span text:style-name="T3"> write, they are shorter and easier to read</text:span></text:p>
        </text:list-item>
        <text:list-item>
          <text:p text:style-name="P46"><text:span text:style-name="T3">High-level languages </text:span><text:span text:style-name="T4">are portable</text:span></text:p>
        </text:list-item>
        <text:list-item>
          <text:p text:style-name="P28">Low-level programs can run on only one kind of computer and have to be rewritten to run on another</text:p>
        </text:list-item>
      </text:list>
      <text:p text:style-name="P29"><text:s text:c="10"/>Examples: </text:p>
      <text:p text:style-name="P29"><text:s text:c="10"/>High-level: Python, Java C and C++</text:p>
      <text:p text:style-name="P29"><text:s text:c="10"/>Low-level: Machine languages and assembly languages</text:p>
      <text:p text:style-name="P3"><text:span text:style-name="T4">4)An </text:span><text:span text:style-name="T6">Interpreter</text:span><text:span text:style-name="T4"> reads a high-level program and executes it, meaning that it does what the program says. It processes the program a little at a time alternately readings lines and performing computations.</text:span></text:p>
      <text:p text:style-name="P2"><text:span text:style-name="T3"><text:s text:c="4"/>A </text:span><text:span text:style-name="T5">Compiler</text:span><text:span text:style-name="T3"> reads the program and translates it completely before the program starts running. </text:span></text:p>
      <text:p text:style-name="P2"><text:span text:style-name="T3">5)A </text:span><text:span text:style-name="T5">program</text:span><text:span text:style-name="T3"> is a sequence of instructions that specifies how to perform a computation.</text:span></text:p>
      <text:p text:style-name="P2"><text:span text:style-name="T3"><text:s text:c="3"/></text:span><text:span text:style-name="T10">The</text:span><text:span text:style-name="T7"> computation </text:span><text:span text:style-name="T10">might be something mathematical, such as solving a system of equations or finding the roots of a polynomial, but it can also be a symbolic computation such as searching or replacing text in a document or compiling a program.</text:span></text:p>
      <text:p text:style-name="P4"><text:span text:style-name="T3">6)</text:span><text:span text:style-name="T5">Bugs</text:span><text:span text:style-name="T3"> are programming errors.</text:span></text:p>
      <text:p text:style-name="P4"><text:span text:style-name="T3"><text:s text:c="3"/></text:span><text:span text:style-name="T5">Debugging</text:span><text:span text:style-name="T3"> is the process </text:span><text:span text:style-name="T11">of tracking down and correct the bugs.</text:span></text:p>
      <text:p text:style-name="P30">7)a-A sentence must begin with a capital letter and end with a period.</text:p>
      <text:p text:style-name="P30"><text:s text:c="3"/>b-We can read the poetry of e. e. cummings without spewing error messages.</text:p>
      <text:p text:style-name="P5"><text:span text:style-name="T3"><text:s text:c="3"/></text:span><text:span text:style-name="T16">c-Because</text:span><text:span text:style-name="T3"> if there is a single syntax error anywhere in your program, Python will print on error message and quite it, and you will no be able to run your program</text:span></text:p>
      <text:p text:style-name="P6"><text:span text:style-name="T3">8)</text:span><text:span text:style-name="T5">Runtime error</text:span><text:span text:style-name="T12"> is also called exception </text:span><text:span text:style-name="T13">because</text:span><text:span text:style-name="T12"> it usually indicate that something exceptional and bad has happened.</text:span></text:p>
      <text:p text:style-name="P6"><text:span text:style-name="T12">9)</text:span><text:span text:style-name="T5">Semantic error </text:span><text:span text:style-name="T12">is the third type of error. </text:span><text:span text:style-name="T13">The program you wrote is not the program you wanted to write.</text:span></text:p>
      <text:p text:style-name="P31">10)Because programming is the process of gradually debugging a program until it does what you want.</text:p>
      <text:p text:style-name="P31">11)English is a natural language because people speak it. The English was not designed by people, they evolved naturally.</text:p>
      <text:p text:style-name="P7"><text:span text:style-name="T12"><text:s text:c="6"/></text:span><text:span text:style-name="T5">Python</text:span><text:span text:style-name="T12"> is a formal language.</text:span></text:p>
      <text:p text:style-name="P7"><text:span text:style-name="T12">12)One of the two basic rules is pertaining to tokens and structure. Tokens are the basic elements of the language, such as words, number and chemical elements. The other type of syntax error </text:span><text:span text:style-name="T14">pertains to the structure of a statement.</text:span></text:p>
      <text:p text:style-name="P8"><text:span text:style-name="T12">13)</text:span><text:span text:style-name="T5">Parsing</text:span><text:span text:style-name="T12"> is to figure out what the structure of the sentence is. </text:span></text:p>
      <text:p text:style-name="P32"><text:s text:c="5"/>Humans and computers need to parsing because once they have parsed a sentence, they can figure out what it means, or the semantics of the sentence.</text:p>
      <text:p text:style-name="P32">14)</text:p>
      <table:table table:name="Tabla1" table:style-name="Tabla1">
        <table:table-column table:style-name="Tabla1.A"/>
        <table:table-column table:style-name="Tabla1.B"/>
        <table:table-column table:style-name="Tabla1.C"/>
        <table:table-row>
          <table:table-cell table:style-name="Tabla1.A1" office:value-type="string">
            <text:p text:style-name="P17"/>
          </table:table-cell>
          <table:table-cell table:style-name="Tabla1.A1" office:value-type="string">
            <text:p text:style-name="P17">NATURAL LANGUAGES</text:p>
          </table:table-cell>
          <table:table-cell table:style-name="Tabla1.C1" office:value-type="string">
            <text:p text:style-name="P17">FORMAL LANGUAGES</text:p>
          </table:table-cell>
        </table:table-row>
        <table:table-row>
          <table:table-cell table:style-name="Tabla1.A2" office:value-type="string">
            <text:p text:style-name="P17">AMBIGUITY</text:p>
          </table:table-cell>
          <table:table-cell table:style-name="Tabla1.A2" office:value-type="string">
            <text:p text:style-name="P17">People deal with it <text:span text:style-name="T30">by using contextual clues and other information.</text:span></text:p>
          </table:table-cell>
          <table:table-cell table:style-name="Tabla1.C2" office:value-type="string">
            <text:p text:style-name="P19">Designated to be nearly or completely unambiguous, which means that any statements has exactly one meaning, regardless of context.</text:p>
          </table:table-cell>
        </table:table-row>
        <table:table-row>
          <table:table-cell table:style-name="Tabla1.A2" office:value-type="string">
            <text:p text:style-name="P17">REDUNDANCY</text:p>
          </table:table-cell>
          <table:table-cell table:style-name="Tabla1.A2" office:value-type="string">
            <text:p text:style-name="P18">Employ lots of redundancy.</text:p>
          </table:table-cell>
          <table:table-cell table:style-name="Tabla1.C2" office:value-type="string">
            <text:p text:style-name="P19">Less redundant and more concise.</text:p>
          </table:table-cell>
        </table:table-row>
        <table:table-row>
          <table:table-cell table:style-name="Tabla1.A2" office:value-type="string">
            <text:p text:style-name="P17">LITERALNESS</text:p>
          </table:table-cell>
          <table:table-cell table:style-name="Tabla1.A2" office:value-type="string">
            <text:p text:style-name="P18">Full of idiom and metaphor.</text:p>
          </table:table-cell>
          <table:table-cell table:style-name="Tabla1.C2" office:value-type="string">
            <text:p text:style-name="P19">Mean exactly what they say.</text:p>
          </table:table-cell>
        </table:table-row>
      </table:table>
      <text:p text:style-name="P9"><text:soft-page-break/><text:span text:style-name="T12">15)</text:span><text:span text:style-name="T15">The best way of reading a program in distinction to reading in English according to the authors is identify the tokens and interpret the structure.</text:span></text:p>
      <text:p text:style-name="P33"/>
      <text:p text:style-name="P34">Grammar</text:p>
      <text:p text:style-name="P35"/>
      <text:p text:style-name="P35">1)a-The main verb tense is Simple Present. </text:p>
      <text:p text:style-name="P35"><text:s text:c="7"/>Yes, there is other verb tense; Simple Future.</text:p>
      <text:p text:style-name="P10"><text:span text:style-name="T3"><text:s text:c="3"/></text:span><text:span text:style-name="T17">b</text:span><text:span text:style-name="T3">-The goal of the book.</text:span></text:p>
      <text:p text:style-name="P10"><text:span text:style-name="T3"><text:s text:c="5"/>-</text:span><text:span text:style-name="T17">We will learn to program.</text:span></text:p>
      <text:p text:style-name="P36"><text:s text:c="5"/>-The single most skill for a computer scientist is problem solving.</text:p>
      <text:p text:style-name="P10"><text:span text:style-name="T17"><text:s text:c="5"/>-Problem solving means the ability to formulate problems, </text:span><text:span text:style-name="T18">think creatively about solutions and express a solutions clearly and accurately.</text:span></text:p>
      <text:p text:style-name="P37"><text:s text:c="7"/>The process of learning to program is an excellent opportunity to practice problem solving skills.</text:p>
      <text:p text:style-name="P10"><text:span text:style-name="T18"><text:s text:c="3"/></text:span><text:span text:style-name="T19">c</text:span><text:span text:style-name="T18">-</text:span><text:span text:style-name="T8">Examples</text:span><text:span text:style-name="T18">:</text:span></text:p>
      <text:p text:style-name="P37"><text:s text:c="7"/>Like mathematicians, computer scientists use formal languages to denote ideas.</text:p>
      <text:p text:style-name="P10"><text:span text:style-name="T18"><text:s text:c="7"/></text:span><text:span text:style-name="T19">Like engineers, they design things, assembling components into systems ans evaluating tradeoffs among alternatives.</text:span></text:p>
      <text:p text:style-name="P38"><text:s text:c="8"/>Like scientists, they observe the behavior of complex systems, form hypotheses, and test predictions.</text:p>
      <text:p text:style-name="P10"><text:span text:style-name="T19"><text:s text:c="7"/></text:span><text:span text:style-name="T9">Less relevant information:</text:span><text:span text:style-name="T19"> On one level, you will be learning to program, a </text:span><text:span text:style-name="T20">useful</text:span><text:span text:style-name="T19"> skill by itself. On another level, you will use programming as a means to an end. As we go along, that end will be become clearer.</text:span></text:p>
      <text:p text:style-name="P11"><text:span text:style-name="T19"><text:s text:c="5"/></text:span><text:span text:style-name="T21">d-</text:span></text:p>
      <table:table table:name="Tabla2" table:style-name="Tabla2">
        <table:table-column table:style-name="Tabla2.A" table:number-columns-repeated="3"/>
        <table:table-column table:style-name="Tabla2.D"/>
        <table:table-row>
          <table:table-cell table:style-name="Tabla2.A1" office:value-type="string">
            <text:p text:style-name="P20">VERBS</text:p>
          </table:table-cell>
          <table:table-cell table:style-name="Tabla2.A1" office:value-type="string">
            <text:p text:style-name="P20">NOUS</text:p>
          </table:table-cell>
          <table:table-cell table:style-name="Tabla2.A1" office:value-type="string">
            <text:p text:style-name="P23">ADJECTIVES</text:p>
          </table:table-cell>
          <table:table-cell table:style-name="Tabla2.D1" office:value-type="string">
            <text:p text:style-name="P20">ADVERBS</text:p>
          </table:table-cell>
        </table:table-row>
        <table:table-row>
          <table:table-cell table:style-name="Tabla2.A2" office:value-type="string">
            <text:p text:style-name="P20">Teach</text:p>
            <text:p text:style-name="P20">Combines</text:p>
            <text:p text:style-name="P20">Use</text:p>
            <text:p text:style-name="P20">Denote</text:p>
            <text:p text:style-name="P20">Designate</text:p>
            <text:p text:style-name="P20">Assembling</text:p>
            <text:p text:style-name="P20">Evaluating</text:p>
            <text:p text:style-name="P20">Observe</text:p>
            <text:p text:style-name="P20">Solving</text:p>
            <text:p text:style-name="P20">Formulate</text:p>
            <text:p text:style-name="P20">Think</text:p>
            <text:p text:style-name="P20">Express</text:p>
            <text:p text:style-name="P20">Turns out</text:p>
            <text:p text:style-name="P20">Learning</text:p>
            <text:p text:style-name="P20">Program</text:p>
            <text:p text:style-name="P20">Become</text:p>
            <text:p text:style-name="P20">Called</text:p>
            <text:p text:style-name="P20">Practice</text:p>
            <text:p text:style-name="P20">Become</text:p>
          </table:table-cell>
          <table:table-cell table:style-name="Tabla2.A2" office:value-type="string">
            <text:p text:style-name="P20">Goal</text:p>
            <text:p text:style-name="P20">Book</text:p>
            <text:p text:style-name="P21">Scientist <text:span text:style-name="T31">computer</text:span></text:p>
            <text:p text:style-name="P21">Features</text:p>
            <text:p text:style-name="P21">Mathematics</text:p>
            <text:p text:style-name="P21">Engineering</text:p>
            <text:p text:style-name="P21">Languages</text:p>
            <text:p text:style-name="P21">Ideas</text:p>
            <text:p text:style-name="P21">Systems</text:p>
            <text:p text:style-name="P22">Behavior</text:p>
            <text:p text:style-name="P21">Hypotheses</text:p>
            <text:p text:style-name="P21">Test</text:p>
            <text:p text:style-name="P21">Problems</text:p>
            <text:p text:style-name="P21">Process</text:p>
            <text:p text:style-name="P21">Chapter</text:p>
            <text:p text:style-name="P21">Level</text:p>
          </table:table-cell>
          <table:table-cell table:style-name="Tabla2.A2" office:value-type="string">
            <text:p text:style-name="P21">Complex <text:span text:style-name="T31">(6)</text:span></text:p>
            <text:p text:style-name="P21">Single <text:span text:style-name="T31">(8)</text:span></text:p>
            <text:p text:style-name="P21">Excellent <text:span text:style-name="T31">(11)</text:span></text:p>
            <text:p text:style-name="P21">Clearer <text:span text:style-name="T31">(15)</text:span></text:p>
            <text:p text:style-name="P21">Important <text:span text:style-name="T31">(8)</text:span></text:p>
          </table:table-cell>
          <table:table-cell table:style-name="Tabla2.D2" office:value-type="string">
            <text:p text:style-name="P21">Clearly <text:span text:style-name="T31">(10)</text:span></text:p>
            <text:p text:style-name="P21">Accurately <text:span text:style-name="T31">(10)</text:span></text:p>
            <text:p text:style-name="P21">Creatively <text:span text:style-name="T31">(9)</text:span></text:p>
          </table:table-cell>
        </table:table-row>
      </table:table>
      <text:p text:style-name="P12"><text:span text:style-name="T3">2)</text:span><text:span text:style-name="T29">Addition: And (3-23), Also (3-20).</text:span></text:p>
      <text:p text:style-name="P13"><text:span text:style-name="T3"><text:s text:c="3"/>Contrast: </text:span><text:span text:style-name="T23">O</text:span><text:span text:style-name="T3">r (</text:span><text:span text:style-name="T22">2-20</text:span><text:span text:style-name="T3">), Although (7-9), However (5-25).</text:span></text:p>
      <text:p text:style-name="P39"><text:s text:c="3"/>Examples: For Example (7-4), Like (1-4) </text:p>
      <text:p text:style-name="P14"><text:span text:style-name="T3"><text:s text:c="3"/>Reason </text:span><text:span text:style-name="T24">and Cause: As (1-14), Because (2-22), Due to (2-12)</text:span></text:p>
      <text:p text:style-name="P40"><text:s text:c="3"/>Results or effects: So (3-24), As a result (7-16)</text:p>
      <text:p text:style-name="P40"><text:soft-page-break/>Listing and sequencing: First (7-34), Finally (8-3), Second (2-8)</text:p>
      <text:p text:style-name="P40"/>
      <text:p text:style-name="P40">3)</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4">ABILITY</text:p>
          </table:table-cell>
          <table:table-cell table:style-name="Tabla3.A1" office:value-type="string">
            <text:p text:style-name="P24">PROBABILITY</text:p>
          </table:table-cell>
          <table:table-cell table:style-name="Tabla3.A1" office:value-type="string">
            <text:p text:style-name="P25">OBLIGATION</text:p>
          </table:table-cell>
          <table:table-cell table:style-name="Tabla3.A1" office:value-type="string">
            <text:p text:style-name="P25">ADVICE</text:p>
          </table:table-cell>
          <table:table-cell table:style-name="Tabla3.E1" office:value-type="string">
            <text:p text:style-name="P25">NECESSITY</text:p>
          </table:table-cell>
        </table:table-row>
        <table:table-row>
          <table:table-cell table:style-name="Tabla3.A2" office:value-type="string">
            <text:p text:style-name="P25">Will be (1-16)</text:p>
          </table:table-cell>
          <table:table-cell table:style-name="Tabla3.A2" office:value-type="string">
            <text:p text:style-name="Table_20_Contents"/>
          </table:table-cell>
          <table:table-cell table:style-name="Tabla3.A2" office:value-type="string">
            <text:p text:style-name="P25">Have to (2-2)</text:p>
          </table:table-cell>
          <table:table-cell table:style-name="Tabla3.A2" office:value-type="string">
            <text:p text:style-name="P25">Should (3-24)</text:p>
          </table:table-cell>
          <table:table-cell table:style-name="Tabla3.E2" office:value-type="string">
            <text:p text:style-name="P25">Must (4-24)</text:p>
          </table:table-cell>
        </table:table-row>
        <table:table-row>
          <table:table-cell table:style-name="Tabla3.A2" office:value-type="string">
            <text:p text:style-name="P25">Can (2-21)</text:p>
          </table:table-cell>
          <table:table-cell table:style-name="Tabla3.A2" office:value-type="string">
            <text:p text:style-name="P25">Might (1-17)</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E2" office:value-type="string">
            <text:p text:style-name="Table_20_Contents"/>
          </table:table-cell>
        </table:table-row>
        <table:table-row>
          <table:table-cell table:style-name="Tabla3.A2" office:value-type="string">
            <text:p text:style-name="P25">Will not be able (4-29)</text:p>
          </table:table-cell>
          <table:table-cell table:style-name="Tabla3.A2" office:value-type="string">
            <text:p text:style-name="P25">May (3-19)</text:p>
          </table:table-cell>
          <table:table-cell table:style-name="Tabla3.A2" office:value-type="string">
            <text:p text:style-name="Table_20_Contents"/>
          </table:table-cell>
          <table:table-cell table:style-name="Tabla3.A2" office:value-type="string">
            <text:p text:style-name="Table_20_Contents"/>
          </table:table-cell>
          <table:table-cell table:style-name="Tabla3.E2" office:value-type="string">
            <text:p text:style-name="Table_20_Contents"/>
          </table:table-cell>
        </table:table-row>
        <table:table-row>
          <table:table-cell table:style-name="Tabla3.A2" office:value-type="string">
            <text:p text:style-name="P25">Can not (6-28)</text:p>
          </table:table-cell>
          <table:table-cell table:style-name="Tabla3.A2" office:value-type="string">
            <text:p text:style-name="P25"/>
          </table:table-cell>
          <table:table-cell table:style-name="Tabla3.A2" office:value-type="string">
            <text:p text:style-name="Table_20_Contents"/>
          </table:table-cell>
          <table:table-cell table:style-name="Tabla3.A2" office:value-type="string">
            <text:p text:style-name="Table_20_Contents"/>
          </table:table-cell>
          <table:table-cell table:style-name="Tabla3.E2" office:value-type="string">
            <text:p text:style-name="Table_20_Contents"/>
          </table:table-cell>
        </table:table-row>
        <table:table-row table:style-name="Tabla3.6">
          <table:table-cell table:style-name="Tabla3.A2" office:value-type="string">
            <text:p text:style-name="P25"/>
          </table:table-cell>
          <table:table-cell table:style-name="Tabla3.A2" office:value-type="string">
            <text:p text:style-name="P26"/>
          </table:table-cell>
          <table:table-cell table:style-name="Tabla3.A2" office:value-type="string">
            <text:p text:style-name="Table_20_Contents"/>
          </table:table-cell>
          <table:table-cell table:style-name="Tabla3.A2" office:value-type="string">
            <text:p text:style-name="Table_20_Contents"/>
          </table:table-cell>
          <table:table-cell table:style-name="Tabla3.E2" office:value-type="string">
            <text:p text:style-name="Table_20_Contents"/>
          </table:table-cell>
        </table:table-row>
      </table:table>
      <text:p text:style-name="P41"/>
      <text:p text:style-name="P42">4)-Low-level languages are used only for a few specialized applications.</text:p>
      <text:p text:style-name="P42"><text:s text:c="3"/>-Python is considerated an interpreted languages because Python programs</text:p>
      <text:p text:style-name="P15"><text:span text:style-name="T26"><text:s/></text:span><text:span text:style-name="T27">are executed by an interpreter.</text:span></text:p>
      <text:p text:style-name="P43">5)-If there is a single syntax error anywhere in your program, Python will print an error message and quit it, and you will not be able to run your problem. (Type 1)</text:p>
      <text:p text:style-name="P43"><text:s text:c="3"/>-If your hypotheses was wrong, you have to come up with a new one. (Type 0)</text:p>
      <text:p text:style-name="P44">6)-Meaning that it does <text:span text:style-name="T34">what</text:span><text:span text:style-name="T33"> </text:span>the program says. (2-16)</text:p>
      <text:p text:style-name="P44"><text:s text:c="3"/>-That may be a little vague, but we will come back to this topic later <text:span text:style-name="T34">when</text:span> we talk about algorithms. (4-13)</text:p>
      <text:p text:style-name="P16"><text:span text:style-name="T25"><text:s text:c="3"/>-….</text:span><text:span text:style-name="T28">Which</text:span><text:span text:style-name="T25"> means that any statement has exactly one meaning, regardless or context.(7-13)</text:span></text:p>
      <text:p text:style-name="P16"><text:span text:style-name="T25"><text:s text:c="3"/>-People </text:span><text:span text:style-name="T28">who</text:span><text:span text:style-name="T25"> grow up speaking Natural Languages often have a hard time adjusting to formal languages.(7-21)</text:span></text:p>
      <text:p text:style-name="P45">7)-This error are also called exceptions because they usually indicated that something exceptional has happened. (Present Perfect Simple. 5-3)</text:p>
      <text:p text:style-name="P45"><text:s text:c="3"/>-When you have eliminated the impossible, whatever remains, however improbable, must be the truth. (Present Perfect Simple. 5-24)</text:p>
      <text:p text:style-name="P45"><text:s text:c="3"/>-Programming languages are formal languages that have been designed to express computations. (Present Perfect Simple. 6-16)</text:p>
      <text:p text:style-name="P45"><text:s text:c="3"/>-<text:span text:style-name="T32">Python is an example of a high-level language; other high-level languages you might have heard of are C, C++, Pearl and Ja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8-11-05T23:31:24.407000000</dc:date>
    <meta:editing-duration>PT7M28S</meta:editing-duration>
    <meta:editing-cycles>2</meta:editing-cycles>
    <meta:document-statistic meta:table-count="3" meta:image-count="0" meta:object-count="0" meta:page-count="3" meta:paragraph-count="135" meta:word-count="1002" meta:character-count="6344" meta:non-whitespace-character-count="5313"/>
  </office:meta>
</office:document-meta>
</file>